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6.021cm" svg:y="0.604cm">
            <draw:object draw:notify-on-update-of-ranges="Sheet1.A2:Sheet1.A2 Sheet1.A3:Sheet1.A11 Sheet1.B2:Sheet1.B2 Sheet1.B3:Sheet1.B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υ</text:p>
          </table:table-cell>
        </table:table-row>
        <table:table-row table:style-name="ro1">
          <table:table-cell office:value-type="float" office:value="0.121789" calcext:value-type="float">
            <text:p>0,121789</text:p>
          </table:table-cell>
          <table:table-cell office:value-type="float" office:value="1.138797" calcext:value-type="float">
            <text:p>1,138797</text:p>
          </table:table-cell>
        </table:table-row>
        <table:table-row table:style-name="ro1">
          <table:table-cell office:value-type="float" office:value="0.175017" calcext:value-type="float">
            <text:p>0,175017</text:p>
          </table:table-cell>
          <table:table-cell office:value-type="float" office:value="1.651255" calcext:value-type="float">
            <text:p>1,651255</text:p>
          </table:table-cell>
        </table:table-row>
        <table:table-row table:style-name="ro1">
          <table:table-cell office:value-type="float" office:value="0.215137" calcext:value-type="float">
            <text:p>0,215137</text:p>
          </table:table-cell>
          <table:table-cell office:value-type="float" office:value="2.036826" calcext:value-type="float">
            <text:p>2,036826</text:p>
          </table:table-cell>
        </table:table-row>
        <table:table-row table:style-name="ro1">
          <table:table-cell office:value-type="float" office:value="0.248818" calcext:value-type="float">
            <text:p>0,248818</text:p>
          </table:table-cell>
          <table:table-cell office:value-type="float" office:value="2.358713" calcext:value-type="float">
            <text:p>2,358713</text:p>
          </table:table-cell>
        </table:table-row>
        <table:table-row table:style-name="ro1">
          <table:table-cell office:value-type="float" office:value="0.278379" calcext:value-type="float">
            <text:p>0,278379</text:p>
          </table:table-cell>
          <table:table-cell office:value-type="float" office:value="2.637687" calcext:value-type="float">
            <text:p>2,637687</text:p>
          </table:table-cell>
        </table:table-row>
        <table:table-row table:style-name="ro1">
          <table:table-cell office:value-type="float" office:value="0.30523" calcext:value-type="float">
            <text:p>0,30523</text:p>
          </table:table-cell>
          <table:table-cell office:value-type="float" office:value="2.810884" calcext:value-type="float">
            <text:p>2,810884</text:p>
          </table:table-cell>
        </table:table-row>
        <table:table-row table:style-name="ro1">
          <table:table-cell office:value-type="float" office:value="0.330013" calcext:value-type="float">
            <text:p>0,330013</text:p>
          </table:table-cell>
          <table:table-cell office:value-type="float" office:value="3.035086" calcext:value-type="float">
            <text:p>3,035086</text:p>
          </table:table-cell>
        </table:table-row>
        <table:table-row table:style-name="ro1">
          <table:table-cell office:value-type="float" office:value="0.353302" calcext:value-type="float">
            <text:p>0,353302</text:p>
          </table:table-cell>
          <table:table-cell office:value-type="float" office:value="3.330669" calcext:value-type="float">
            <text:p>3,330669</text:p>
          </table:table-cell>
        </table:table-row>
        <table:table-row table:style-name="ro1">
          <table:table-cell office:value-type="float" office:value="0.374879" calcext:value-type="float">
            <text:p>0,374879</text:p>
          </table:table-cell>
          <table:table-cell office:value-type="float" office:value="3.523608" calcext:value-type="float">
            <text:p>3,5236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6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3T19:50:43.598100678</meta:creation-date>
    <dc:date>2014-08-23T19:57:31.228736694</dc:date>
    <meta:editing-duration>P0D</meta:editing-duration>
    <meta:editing-cycles>1</meta:editing-cycles>
    <meta:document-statistic meta:table-count="1" meta:cell-count="20" meta:object-count="1"/>
    <meta:generator>LibreOffice/4.2.4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false" chart:minimum="0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7cm" svg:y="3.952cm" style:legend-expansion="high" chart:style-name="ch2"/>
        <chart:plot-area chart:style-name="ch3" table:cell-range-address="Sheet1.A2:Sheet1.B11" chart:data-source-has-labels="row" svg:x="0.77cm" svg:y="0.855cm" svg:width="11.817cm" svg:height="7.545cm">
          <chartooo:coordinate-region svg:x="1.347cm" svg:y="1.054cm" svg:width="11cm" svg:height="6.8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11" chart:label-cell-address="Sheet1.B2:Sheet1.B2" chart:class="chart:scatter">
            <chart:domain table:cell-range-address="Sheet1.A3:Sheet1.A11"/>
            <chart:regression-curve chart:style-name="ch8">
              <chart:equation chart:display-equation="true" chart:display-r-square="false"/>
            </chart:regression-curve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υ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1789">
                <text:p>0.121789</text:p>
                <draw:g>
                  <svg:desc>Sheet1.A3:Sheet1.A11</svg:desc>
                </draw:g>
              </table:table-cell>
              <table:table-cell office:value-type="float" office:value="1.138797">
                <text:p>1.138797</text:p>
                <draw:g>
                  <svg:desc>Sheet1.B3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5017">
                <text:p>0.175017</text:p>
              </table:table-cell>
              <table:table-cell office:value-type="float" office:value="1.651255">
                <text:p>1.651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5137">
                <text:p>0.215137</text:p>
              </table:table-cell>
              <table:table-cell office:value-type="float" office:value="2.036826">
                <text:p>2.0368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8818">
                <text:p>0.248818</text:p>
              </table:table-cell>
              <table:table-cell office:value-type="float" office:value="2.358713">
                <text:p>2.3587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8379">
                <text:p>0.278379</text:p>
              </table:table-cell>
              <table:table-cell office:value-type="float" office:value="2.637687">
                <text:p>2.6376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523">
                <text:p>0.30523</text:p>
              </table:table-cell>
              <table:table-cell office:value-type="float" office:value="2.810884">
                <text:p>2.8108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0013">
                <text:p>0.330013</text:p>
              </table:table-cell>
              <table:table-cell office:value-type="float" office:value="3.035086">
                <text:p>3.0350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3302">
                <text:p>0.353302</text:p>
              </table:table-cell>
              <table:table-cell office:value-type="float" office:value="3.330669">
                <text:p>3.3306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74879">
                <text:p>0.374879</text:p>
              </table:table-cell>
              <table:table-cell office:value-type="float" office:value="3.523608">
                <text:p>3.5236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